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006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ция НЕ РАВ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79cm" draw:z-index="0"><draw:image xlink:href="../../odt/images/006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</text:span><text:span text:style-name="T2">еализует логическую операцию </text:span><text:span text:style-name="T3">НЕ РАВНО</text:span><text:span text:style-name="T2">:</text:span></text:p>
            <text:p text:style-name="P4"><text:span text:style-name="T5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Text_20_body"><text:span text:style-name="T6">где </text:span><text:span text:style-name="T6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 – выходной сигнал блока, <text:s/></text:span><text:span text:style-name="T6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– входные сигналы.</text:span></text:p>
            <text:p text:style-name="Text_20_body"><text:span text:style-name="T4">Свойства</text:span>:</text:p>
            <text:list xml:id="list8729745736623217120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НЕ РАВНО</dc:title>
    <dc:date>2012-03-30T16:16:35.76</dc:date>
    <meta:generator>OpenOffice_Beta/4.1.0$Win32 OpenOffice.org_project/410m14$Build-9760</meta:generator>
    <meta:editing-duration>PT2H4M49S</meta:editing-duration>
    <meta:editing-cycles>96</meta:editing-cycles>
    <meta:document-statistic meta:table-count="1" meta:image-count="2" meta:object-count="3" meta:page-count="1" meta:paragraph-count="11" meta:word-count="56" meta:character-count="36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&gt; u_2(t); #
alignl 0, ~ если u_1(t) 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